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5609" officeooo:paragraph-rsid="001d560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d269"/>
    </style:style>
    <style:style style:name="T4" style:family="text">
      <style:text-properties officeooo:rsid="001e78c4"/>
    </style:style>
    <style:style style:name="T5" style:family="text">
      <style:text-properties officeooo:rsid="001f55f7"/>
    </style:style>
    <style:style style:name="T6" style:family="text">
      <style:text-properties officeooo:rsid="00214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9th</text:span> of <text:span text:style-name="T3">March</text:span> 202<text:span text:style-name="T3">2</text:span> under the <text:span text:style-name="T3">9th</text:span> PA Meeting.</text:p>
      <text:p text:style-name="P1"/>
      <text:p text:style-name="P1">The Assembly, recognising the current situation,</text:p>
      <text:p text:style-name="P1"/>
      <text:p text:style-name="P4">Constitutes the need to make a server regulation <text:span text:style-name="T4">where people who get banned from the Germania discord server for toxicity related offences </text:span><text:span text:style-name="T5">get banned from the Germania </text:span><text:span text:style-name="T6">minecraft server for the same duration and reason</text:span><text:span text:style-name="T5">.</text:span>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1"/>
      <text:p text:style-name="P1"/>
      <text:p text:style-name="P1"/>
      <text:p text:style-name="Standard"><text:span text:style-name="T1">[</text:span><text:span text:style-name="T2">Motion 9-3: To ban people from the minecraft server if they have been banned from the Germania discord server for toxicity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5T17:51:44.964430519</dc:date>
    <meta:editing-duration>PT7M35S</meta:editing-duration>
    <meta:editing-cycles>10</meta:editing-cycles>
    <meta:generator>LibreOffice/7.3.1.3$Linux_X86_64 LibreOffice_project/eead5aec017556e2cdbf9dfff06537ec58969b73</meta:generator>
    <meta:document-statistic meta:table-count="0" meta:image-count="0" meta:object-count="0" meta:page-count="1" meta:paragraph-count="7" meta:word-count="82" meta:character-count="504" meta:non-whitespace-character-count="429"/>
  </office:meta>
</office:document-meta>
</file>